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paragraph-rsid="0000cedd"/>
    </style:style>
    <style:style style:name="P2" style:family="paragraph" style:parent-style-name="Standard">
      <style:paragraph-properties style:writing-mode="lr-tb"/>
      <style:text-properties officeooo:rsid="0000cedd" officeooo:paragraph-rsid="0000cedd"/>
    </style:style>
    <style:style style:name="P3" style:family="paragraph" style:parent-style-name="Standard">
      <style:paragraph-properties style:writing-mode="lr-tb"/>
      <style:text-properties officeooo:rsid="000151b3" officeooo:paragraph-rsid="000151b3"/>
    </style:style>
    <style:style style:name="T1" style:family="text">
      <style:text-properties style:font-name="sans-serif" fo:font-size="12pt"/>
    </style:style>
    <style:style style:name="T2" style:family="text">
      <style:text-properties style:font-name="sans-serif" fo:font-size="12pt" officeooo:rsid="0000cedd"/>
    </style:style>
    <style:style style:name="T3" style:family="text">
      <style:text-properties style:font-name="sans-serif" fo:font-size="12pt" officeooo:rsid="000151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ercicis excepcions</text:span></text:p>
      <text:p text:style-name="P1"><text:span text:style-name="T1"/></text:p>
      <text:p text:style-name="P1"><text:span text:style-name="T1">1. Quin és el nom de la classe que defineix les excepcions, i de la qual ha d'heretar qualsevol classe que vulguem usar per a representar una excepció?</text:span></text:p>
      <text:p text:style-name="P1"><text:span text:style-name="T1"/></text:p>
      <text:p text:style-name="P1"><text:span text:style-name="T1">- </text:span><text:span text:style-name="T2">La clase se llama “java.lang.Exception”</text:span></text:p>
      <text:p text:style-name="P1"><text:span text:style-name="T1"/></text:p>
      <text:p text:style-name="P1"><text:span text:style-name="T1">2. Quin és el nom de la classe que representa les excepcions que es produeixen en invocar un mètode d'un objecte el valor del qual és “null”?</text:span></text:p>
      <text:p text:style-name="P1"><text:span text:style-name="T1"/></text:p>
      <text:p text:style-name="P1"><text:span text:style-name="T1">- </text:span><text:span text:style-name="T2">La clase se llama “java.lang.NullPointerException”</text:span></text:p>
      <text:p text:style-name="P1"><text:span text:style-name="T1"/></text:p>
      <text:p text:style-name="P1"><text:span text:style-name="T1">3. Quin és el nom de la classe que representa les excepcions que es produeixen en obtindre un comportament anòmal en l'entrada/eixida d'informació?</text:span></text:p>
      <text:p text:style-name="P1"><text:span text:style-name="T1"/></text:p>
      <text:p text:style-name="P1"><text:span text:style-name="T1">- </text:span><text:span text:style-name="T2">La clase se llama “java.io.IOException”</text:span></text:p>
      <text:p text:style-name="P1"><text:span text:style-name="T1"/></text:p>
      <text:p text:style-name="P1"><text:span text:style-name="T1">4. Escriu un mètode auxiliar de nom “caracterEn” que realitze la següent acció:</text:span><text:line-break/><text:span text:style-name="T1">Rep com a paràmetres una cadena (String) i un sencer (int).</text:span></text:p>
      <text:p text:style-name="P1"><text:span text:style-name="T1">Si l'enter està entre 0 i la longitud de la cadena retorna el caràcter en la posició<text:line-break/>corresponent. En cas contrari, construeix i llança una excepció de tipus “Exception”. </text:span></text:p>
      <text:p text:style-name="P1"><text:span text:style-name="T1"/></text:p>
      <text:p text:style-name="P2"><text:span text:style-name="T1">private static char caracterEn(final String str, final int num) {</text:span></text:p>
      <text:p text:style-name="P3"><text:span text:style-name="T1">if (num &gt;= 0 &amp;&amp; num &lt; str.length()) {</text:span></text:p>
      <text:p text:style-name="P2"><text:span text:style-name="T1"><text:tab/>return str.charAt(num)</text:span></text:p>
      <text:p text:style-name="P2"><text:span text:style-name="T1">} </text:span><text:span text:style-name="T3">else {</text:span></text:p>
      <text:p text:style-name="P2"><text:span text:style-name="T3"><text:tab/>throw new Exception(“Indice no valido”);</text:span></text:p>
      <text:p text:style-name="P3"><text:span text:style-name="T3">}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09:44:54.962729857</meta:creation-date>
    <dc:date>2022-02-15T09:54:23.305268548</dc:date>
    <meta:editing-duration>PT9M3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181" meta:character-count="1078" meta:non-whitespace-character-count="909"/>
  </office:meta>
</office:document-meta>
</file>